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c4494c" officeooo:paragraph-rsid="00c4494c"/>
    </style:style>
    <style:style style:name="P2" style:family="paragraph" style:parent-style-name="Heading_20_3">
      <style:text-properties officeooo:rsid="00dcc5a5" officeooo:paragraph-rsid="00dcc5a5"/>
    </style:style>
    <style:style style:name="P3" style:family="paragraph" style:parent-style-name="Heading_20_3">
      <style:text-properties officeooo:rsid="00f3465e" officeooo:paragraph-rsid="00f3465e"/>
    </style:style>
    <style:style style:name="P4" style:family="paragraph" style:parent-style-name="Heading_20_4">
      <style:text-properties officeooo:rsid="00f53bc2" officeooo:paragraph-rsid="00f53bc2"/>
    </style:style>
    <style:style style:name="P5" style:family="paragraph" style:parent-style-name="Heading_20_4">
      <style:text-properties officeooo:paragraph-rsid="00fb723b"/>
    </style:style>
    <style:style style:name="P6" style:family="paragraph" style:parent-style-name="Text_20_body" style:list-style-name="L1">
      <style:text-properties officeooo:rsid="00c5d646" officeooo:paragraph-rsid="00c5d646"/>
    </style:style>
    <style:style style:name="P7" style:family="paragraph" style:parent-style-name="Text_20_body" style:list-style-name="L2">
      <style:text-properties officeooo:rsid="00c5d646" officeooo:paragraph-rsid="00c5d646"/>
    </style:style>
    <style:style style:name="P8" style:family="paragraph" style:parent-style-name="Text_20_body" style:list-style-name="L2">
      <style:text-properties officeooo:rsid="00ca6894" officeooo:paragraph-rsid="00ca6894"/>
    </style:style>
    <style:style style:name="P9" style:family="paragraph" style:parent-style-name="Text_20_body" style:list-style-name="L3">
      <style:text-properties officeooo:rsid="00cb3783" officeooo:paragraph-rsid="00cb3783"/>
    </style:style>
    <style:style style:name="P10" style:family="paragraph" style:parent-style-name="Text_20_body" style:list-style-name="L3">
      <style:text-properties officeooo:rsid="00cc25bb" officeooo:paragraph-rsid="00cc25bb"/>
    </style:style>
    <style:style style:name="P11" style:family="paragraph" style:parent-style-name="Text_20_body" style:list-style-name="L4">
      <style:text-properties officeooo:rsid="00d55282" officeooo:paragraph-rsid="00f2170a"/>
    </style:style>
    <style:style style:name="P12" style:family="paragraph" style:parent-style-name="Text_20_body" style:list-style-name="L4">
      <style:text-properties officeooo:rsid="00d6ae61" officeooo:paragraph-rsid="00d6ae61"/>
    </style:style>
    <style:style style:name="P13" style:family="paragraph" style:parent-style-name="Text_20_body" style:list-style-name="L4">
      <style:text-properties officeooo:rsid="00d95e0f" officeooo:paragraph-rsid="00d95e0f"/>
    </style:style>
    <style:style style:name="P14" style:family="paragraph" style:parent-style-name="Text_20_body" style:list-style-name="L4">
      <style:text-properties officeooo:rsid="00d95e0f" officeooo:paragraph-rsid="0122292e"/>
    </style:style>
    <style:style style:name="P15" style:family="paragraph" style:parent-style-name="Text_20_body" style:list-style-name="L4">
      <style:text-properties officeooo:rsid="00ce9b39" officeooo:paragraph-rsid="00ce9b39"/>
    </style:style>
    <style:style style:name="P16" style:family="paragraph" style:parent-style-name="Text_20_body" style:list-style-name="L4">
      <style:text-properties officeooo:rsid="00cf8ca8" officeooo:paragraph-rsid="00cf8ca8"/>
    </style:style>
    <style:style style:name="P17" style:family="paragraph" style:parent-style-name="Text_20_body" style:list-style-name="L4">
      <style:text-properties officeooo:rsid="00d1b013" officeooo:paragraph-rsid="00d1b013"/>
    </style:style>
    <style:style style:name="P18" style:family="paragraph" style:parent-style-name="Text_20_body" style:list-style-name="L5">
      <style:text-properties officeooo:rsid="00ddeb61" officeooo:paragraph-rsid="00ddeb61"/>
    </style:style>
    <style:style style:name="P19" style:family="paragraph" style:parent-style-name="Text_20_body" style:list-style-name="L5">
      <style:text-properties officeooo:rsid="00e31af2" officeooo:paragraph-rsid="00e5d9a5"/>
    </style:style>
    <style:style style:name="P20" style:family="paragraph" style:parent-style-name="Text_20_body" style:list-style-name="L5">
      <style:text-properties officeooo:rsid="00e8f2f7" officeooo:paragraph-rsid="00e8f2f7"/>
    </style:style>
    <style:style style:name="P21" style:family="paragraph" style:parent-style-name="Text_20_body" style:list-style-name="L5">
      <style:text-properties officeooo:rsid="00e7ff33" officeooo:paragraph-rsid="00e7ff33"/>
    </style:style>
    <style:style style:name="P22" style:family="paragraph" style:parent-style-name="Text_20_body" style:list-style-name="L5">
      <style:text-properties officeooo:rsid="00ea1662" officeooo:paragraph-rsid="00ea1662"/>
    </style:style>
    <style:style style:name="P23" style:family="paragraph" style:parent-style-name="Text_20_body" style:list-style-name="L5">
      <style:text-properties officeooo:rsid="00eb18fd" officeooo:paragraph-rsid="00eb18fd"/>
    </style:style>
    <style:style style:name="P24" style:family="paragraph" style:parent-style-name="Text_20_body" style:list-style-name="L5">
      <style:text-properties officeooo:rsid="00ee5d0f" officeooo:paragraph-rsid="00ee5d0f"/>
    </style:style>
    <style:style style:name="P25" style:family="paragraph" style:parent-style-name="Text_20_body" style:list-style-name="L6">
      <style:text-properties officeooo:rsid="00f53bc2" officeooo:paragraph-rsid="00f53bc2"/>
    </style:style>
    <style:style style:name="P26" style:family="paragraph" style:parent-style-name="Text_20_body" style:list-style-name="L6">
      <style:text-properties officeooo:rsid="00f768b2" officeooo:paragraph-rsid="00f768b2"/>
    </style:style>
    <style:style style:name="P27" style:family="paragraph" style:parent-style-name="Text_20_body" style:list-style-name="L6">
      <style:text-properties officeooo:rsid="00f9c774" officeooo:paragraph-rsid="00f9c774"/>
    </style:style>
    <style:style style:name="P28" style:family="paragraph" style:parent-style-name="Text_20_body" style:list-style-name="L7">
      <style:text-properties officeooo:rsid="00fb723b" officeooo:paragraph-rsid="00fd5d2d"/>
    </style:style>
    <style:style style:name="P29" style:family="paragraph" style:parent-style-name="Text_20_body" style:list-style-name="L7">
      <style:text-properties officeooo:rsid="00fb723b" officeooo:paragraph-rsid="00fb723b"/>
    </style:style>
    <style:style style:name="P30" style:family="paragraph" style:parent-style-name="Text_20_body" style:list-style-name="L7">
      <style:text-properties officeooo:rsid="01110a25" officeooo:paragraph-rsid="01110a25"/>
    </style:style>
    <style:style style:name="P31" style:family="paragraph" style:parent-style-name="Text_20_body" style:list-style-name="L7">
      <style:text-properties officeooo:rsid="01131dc6" officeooo:paragraph-rsid="01131dc6"/>
    </style:style>
    <style:style style:name="P32" style:family="paragraph" style:parent-style-name="Text_20_body" style:list-style-name="L8">
      <style:text-properties officeooo:rsid="011cd73d" officeooo:paragraph-rsid="011cd73d"/>
    </style:style>
    <style:style style:name="T1" style:family="text">
      <style:text-properties officeooo:rsid="00c727c9"/>
    </style:style>
    <style:style style:name="T2" style:family="text">
      <style:text-properties officeooo:rsid="00c8c686"/>
    </style:style>
    <style:style style:name="T3" style:family="text">
      <style:text-properties officeooo:rsid="00d017dc"/>
    </style:style>
    <style:style style:name="T4" style:family="text">
      <style:text-properties officeooo:rsid="00d35a46"/>
    </style:style>
    <style:style style:name="T5" style:family="text">
      <style:text-properties officeooo:rsid="00d3e0ac"/>
    </style:style>
    <style:style style:name="T6" style:family="text">
      <style:text-properties officeooo:rsid="00d82540"/>
    </style:style>
    <style:style style:name="T7" style:family="text">
      <style:text-properties officeooo:rsid="00db638f"/>
    </style:style>
    <style:style style:name="T8" style:family="text">
      <style:text-properties officeooo:rsid="00ddeb61"/>
    </style:style>
    <style:style style:name="T9" style:family="text">
      <style:text-properties officeooo:rsid="00dfd842"/>
    </style:style>
    <style:style style:name="T10" style:family="text">
      <style:text-properties officeooo:rsid="00e11e2b"/>
    </style:style>
    <style:style style:name="T11" style:family="text">
      <style:text-properties officeooo:rsid="00e28c72"/>
    </style:style>
    <style:style style:name="T12" style:family="text">
      <style:text-properties officeooo:rsid="00e31af2"/>
    </style:style>
    <style:style style:name="T13" style:family="text">
      <style:text-properties officeooo:rsid="00e45c85"/>
    </style:style>
    <style:style style:name="T14" style:family="text">
      <style:text-properties officeooo:rsid="00e5d9a5"/>
    </style:style>
    <style:style style:name="T15" style:family="text">
      <style:text-properties officeooo:rsid="00e9ba41"/>
    </style:style>
    <style:style style:name="T16" style:family="text">
      <style:text-properties officeooo:rsid="00ea1662"/>
    </style:style>
    <style:style style:name="T17" style:family="text">
      <style:text-properties officeooo:rsid="00ecd94f"/>
    </style:style>
    <style:style style:name="T18" style:family="text">
      <style:text-properties officeooo:rsid="00ed45ba"/>
    </style:style>
    <style:style style:name="T19" style:family="text">
      <style:text-properties officeooo:rsid="00ee3bc6"/>
    </style:style>
    <style:style style:name="T20" style:family="text">
      <style:text-properties officeooo:rsid="00f03100"/>
    </style:style>
    <style:style style:name="T21" style:family="text">
      <style:text-properties officeooo:rsid="00f5b29f"/>
    </style:style>
    <style:style style:name="T22" style:family="text">
      <style:text-properties officeooo:rsid="00f768b2"/>
    </style:style>
    <style:style style:name="T23" style:family="text">
      <style:text-properties officeooo:rsid="00fb723b"/>
    </style:style>
    <style:style style:name="T24" style:family="text">
      <style:text-properties officeooo:rsid="00fd213d"/>
    </style:style>
    <style:style style:name="T25" style:family="text">
      <style:text-properties officeooo:rsid="00ff5087"/>
    </style:style>
    <style:style style:name="T26" style:family="text">
      <style:text-properties officeooo:rsid="0100b443"/>
    </style:style>
    <style:style style:name="T27" style:family="text">
      <style:text-properties officeooo:rsid="0100df24"/>
    </style:style>
    <style:style style:name="T28" style:family="text">
      <style:text-properties officeooo:rsid="01026c16"/>
    </style:style>
    <style:style style:name="T29" style:family="text">
      <style:text-properties officeooo:rsid="01061e2d"/>
    </style:style>
    <style:style style:name="T30" style:family="text">
      <style:text-properties officeooo:rsid="01080366"/>
    </style:style>
    <style:style style:name="T31" style:family="text">
      <style:text-properties officeooo:rsid="0114e160"/>
    </style:style>
    <style:style style:name="T32" style:family="text">
      <style:text-properties officeooo:rsid="01165471"/>
    </style:style>
    <style:style style:name="T33" style:family="text">
      <style:text-properties officeooo:rsid="01177b53"/>
    </style:style>
    <style:style style:name="T34" style:family="text">
      <style:text-properties officeooo:rsid="01181b5a"/>
    </style:style>
    <style:style style:name="T35" style:family="text">
      <style:text-properties officeooo:rsid="01186f8a"/>
    </style:style>
    <style:style style:name="T36" style:family="text">
      <style:text-properties officeooo:rsid="011aebd2"/>
    </style:style>
    <style:style style:name="T37" style:family="text">
      <style:text-properties officeooo:rsid="011b7559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cc2bfd" style:font-weight-asian="bold" style:font-weight-complex="bold"/>
    </style:style>
    <style:style style:name="T40" style:family="text">
      <style:text-properties officeooo:rsid="011fdab0"/>
    </style:style>
    <style:style style:name="T41" style:family="text">
      <style:text-properties officeooo:rsid="01212710"/>
    </style:style>
    <style:style style:name="T42" style:family="text">
      <style:text-properties officeooo:rsid="012175bd"/>
    </style:style>
    <style:style style:name="T43" style:family="text">
      <style:text-properties officeooo:rsid="0121ab53"/>
    </style:style>
    <style:style style:name="T44" style:family="text">
      <style:text-properties officeooo:rsid="01237589"/>
    </style:style>
    <style:style style:name="T45" style:family="text">
      <style:text-properties officeooo:rsid="0126ac60"/>
    </style:style>
    <style:style style:name="T46" style:family="text">
      <style:text-properties officeooo:rsid="0127ecca"/>
    </style:style>
    <style:style style:name="T47" style:family="text">
      <style:text-properties officeooo:rsid="012a4275"/>
    </style:style>
    <style:style style:name="T48" style:family="text">
      <style:text-properties officeooo:rsid="012db002"/>
    </style:style>
    <style:style style:name="T49" style:family="text">
      <style:text-properties officeooo:rsid="012f09d8"/>
    </style:style>
    <style:style style:name="T50" style:family="text">
      <style:text-properties officeooo:rsid="0130b71a"/>
    </style:style>
    <style:style style:name="T51" style:family="text">
      <style:text-properties officeooo:rsid="013230f4"/>
    </style:style>
    <style:style style:name="T52" style:family="text">
      <style:text-properties officeooo:rsid="0133a62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ipos de armazenamento</text:h>
      <text:list text:style-name="L1">
        <text:list-item>
          <text:p text:style-name="P6">AWS suporta armazenar dados em blocos, arquivos e objet<text:span text:style-name="T1">os, cada um em um serviço</text:span></text:p>
        </text:list-item>
      </text:list>
      <text:h text:style-name="Heading_20_2" text:outline-level="2">Block – Elastic Block Storage (EBS)</text:h>
      <text:list text:style-name="L2">
        <text:list-item>
          <text:p text:style-name="P7">Os dados <text:span text:style-name="T2">são divididos em blocos de </text:span><text:span text:style-name="T40">m</text:span><text:span text:style-name="T2">esmo tamanho que são acessados diretamente pelo SO</text:span></text:p>
        </text:list-item>
        <text:list-item>
          <text:p text:style-name="P8">Apenas um volume de escrita é suportado</text:p>
        </text:list-item>
        <text:list-item>
          <text:p text:style-name="P8">Usado quando uma VM precisa de um <text:span text:style-name="T38">hard drive </text:span></text:p>
        </text:list-item>
      </text:list>
      <text:h text:style-name="Heading_20_2" text:outline-level="2">File – Elastic File Storage (EFS)</text:h>
      <text:list text:style-name="L3">
        <text:list-item>
          <text:p text:style-name="P9">É um file system que armazena arquivos e seus dados/metadados em rede <text:span text:style-name="T5">de maneira hierárquica </text:span></text:p>
        </text:list-item>
        <text:list-item>
          <text:p text:style-name="P9">Suporta múltiplas conexões via compartilhamento de arquivos <text:span text:style-name="T41">em</text:span> rede</text:p>
        </text:list-item>
        <text:list-item>
          <text:p text:style-name="P9">Múltiplas leituras simultâneas, mas escrita bloqueia o arquivo</text:p>
        </text:list-item>
        <text:list-item>
          <text:p text:style-name="P10">Usado quando <text:span text:style-name="T38">múltiplas </text:span><text:span text:style-name="T39">VM</text:span><text:span text:style-name="T38"> ou usuários precisam acessar o mesmo HD</text:span></text:p>
        </text:list-item>
      </text:list>
      <text:h text:style-name="Heading_20_2" text:outline-level="2">Object – Simple Storage Service (S3)</text:h>
      <text:list text:style-name="L4">
        <text:list-item>
          <text:p text:style-name="P11">Dados são armazenados em <text:span text:style-name="T6">objetos</text:span> <text:span text:style-name="T6">e objetos são armazenados em buckets</text:span></text:p>
        </text:list-item>
        <text:list-item>
          <text:p text:style-name="P12">Um objeto é como um arquivo e <text:span text:style-name="T42">é</text:span> ser constituído de:</text:p>
          <text:list>
            <text:list-item>
              <text:p text:style-name="P12"><text:span text:style-name="T38">Key</text:span>: <text:span text:style-name="T48">id</text:span> do objeto <text:span text:style-name="T43">(único)</text:span></text:p>
            </text:list-item>
            <text:list-item>
              <text:p text:style-name="P12"><text:span text:style-name="T38">Value</text:span>: Os dados armazenados no objeto, uma sequência de bytes</text:p>
            </text:list-item>
            <text:list-item>
              <text:p text:style-name="P12"><text:span text:style-name="T38">Version ID</text:span>: A versão do objeto (se versionamento foi habilitado)</text:p>
            </text:list-item>
            <text:list-item>
              <text:p text:style-name="P12"><text:span text:style-name="T38">Metadata</text:span>: Informações extras sobre o objeto</text:p>
            </text:list-item>
          </text:list>
        </text:list-item>
        <text:list-item>
          <text:p text:style-name="P13">Um bucket é como um HD que guarda os arquivos e é constituído por:</text:p>
          <text:list>
            <text:list-item>
              <text:p text:style-name="P13">Objetos armazenados no bucket</text:p>
            </text:list-item>
            <text:list-item>
              <text:p text:style-name="P14">Pastas e subpastas do bucket (opcional)</text:p>
            </text:list-item>
            <text:list-item>
              <text:p text:style-name="P13">Um nome único para o bucket (único para <text:span text:style-name="T44">a conta</text:span> AWS)</text:p>
            </text:list-item>
          </text:list>
        </text:list-item>
        <text:list-item>
          <text:p text:style-name="P15">Escala quase que infinitamente sem limites de objetos/armazenamento, <text:span text:style-name="T7">mas um objeto deve ter entre 0 byte e 5 TB</text:span></text:p>
        </text:list-item>
        <text:list-item>
          <text:p text:style-name="P16">Suporta leitura e escrita simultânea <text:span text:style-name="T3">sem fazer lock</text:span></text:p>
        </text:list-item>
        <text:list-item>
          <text:p text:style-name="P17">É usado quando se quer fazer upload de arquivos sem se preocupar com a infraestrutura</text:p>
        </text:list-item>
        <text:list-item>
          <text:p text:style-name="P17"><text:soft-page-break/>Não foi criado com alt<text:span text:style-name="T4">a taxa de</text:span> <text:span text:style-name="T4">escrita/leitura </text:span>em mente</text:p>
        </text:list-item>
      </text:list>
      <text:h text:style-name="P2" text:outline-level="3" text:is-list-header="true">Storage classes/<text:span text:style-name="T8">Tiers</text:span></text:h>
      <text:list text:style-name="L5">
        <text:list-item>
          <text:p text:style-name="P18">São os tiers de armazenamento, trocam tempo de leitura, <text:span text:style-name="T45">disponibilidade</text:span> e/<text:span text:style-name="T9">ou</text:span> durabilidade por <text:span text:style-name="T46">redução de custo</text:span><text:span text:style-name="T47">s</text:span></text:p>
        </text:list-item>
        <text:list-item>
          <text:p text:style-name="P18"><text:span text:style-name="T38">Standard (default): </text:span>Leituras rápidas, alta disponibilidade e durabilidade além de ser replicado em pelo menos 3 AZ</text:p>
        </text:list-item>
        <text:list-item>
          <text:p text:style-name="P18"><text:span text:style-name="T38">S3 Intelligent tiering:</text:span> <text:span text:style-name="T10">Usa machine learning para determinar o tier apropriado para um objeto com base no seu uso. </text:span><text:span text:style-name="T11">Os objetos são movidos de um tier para outro sem impactos de performance </text:span></text:p>
        </text:list-item>
        <text:list-item>
          <text:p text:style-name="P19"><text:span text:style-name="T38">S3 Standard-IA: </text:span>Acesso ainda é rápido, porém com menos disponibilidade. </text:p>
          <text:list>
            <text:list-item>
              <text:p text:style-name="P20">IA significa <text:span text:style-name="T12">infrequent access</text:span></text:p>
            </text:list-item>
            <text:list-item>
              <text:p text:style-name="P19"><text:span text:style-name="T13">A primeira leitura do mês é mais barata</text:span>, se mais de uma leitura for feita em um mês uma <text:span text:style-name="T13">taxa </text:span><text:span text:style-name="T19">(valor)</text:span><text:span text:style-name="T13"> de leitura é aplicada </text:span><text:span text:style-name="T14">e custará mais que S3 standard</text:span></text:p>
            </text:list-item>
            <text:list-item>
              <text:p text:style-name="P21">Só é recomendado se será feito até 1 leitura/mês</text:p>
            </text:list-item>
          </text:list>
        </text:list-item>
        <text:list-item>
          <text:p text:style-name="P20"><text:span text:style-name="T38">S3 One-Zone-IA: </text:span><text:span text:style-name="T15">Acesso é rápido, porém os dados só existem uma AZ, </text:span><text:span text:style-name="T16">alta disponibilidade e é 20% mais barato que standard.</text:span></text:p>
          <text:list>
            <text:list-item>
              <text:p text:style-name="P22">Se a AZ for perdida os dados serão perdidos</text:p>
            </text:list-item>
            <text:list-item>
              <text:p text:style-name="P23">Um valor é pago para <text:span text:style-name="T17">fazer </text:span><text:span text:style-name="T18">a</text:span> leitura <text:span text:style-name="T49">assim com </text:span><text:span text:style-name="T52">S</text:span><text:span text:style-name="T49">tandard-IA</text:span></text:p>
            </text:list-item>
          </text:list>
        </text:list-item>
        <text:list-item>
          <text:p text:style-name="P24"><text:span text:style-name="T38">S3 Glacier: </text:span>Usado para armazenar dados que quase nunca serão lidos por um período de tempo grande. A leitura pode demorar de minutos a horas, mas é um tier bem mais barato que os outros</text:p>
        </text:list-item>
        <text:list-item>
          <text:p text:style-name="P24"><text:span text:style-name="T38">S3 Glacier Deep Archive: </text:span><text:span text:style-name="T20">O custo é o menor possível, mas a leitura de dados leva 12 horas</text:span></text:p>
        </text:list-item>
      </text:list>
      <text:h text:style-name="P3" text:outline-level="3">Features </text:h>
      <text:h text:style-name="P4" text:outline-level="4">Gerenciamento de ciclo de vida</text:h>
      <text:list text:style-name="L6">
        <text:list-item>
          <text:p text:style-name="P25">Ações que são tomadas em um grupo de objeto<text:span text:style-name="T51">s</text:span> durante o seu ciclo de vida <text:span text:style-name="T33">baseado em regras definidas pelo usuário</text:span></text:p>
        </text:list-item>
        <text:list-item>
          <text:p text:style-name="P25"><text:span text:style-name="T38">Transition action:</text:span> <text:span text:style-name="T21">Consiste em mover objeto de um storage class para outra </text:span><text:span text:style-name="T22">com base</text:span><text:span text:style-name="T21"> </text:span><text:span text:style-name="T35">em critérios definidos pelo usuário</text:span></text:p>
          <text:list>
            <text:list-item>
              <text:p text:style-name="P26">Exemplo: Um objeto é inicialmente armazenado em standard, mas possui uma transition action que se o objeto não for acessado <text:span text:style-name="T37">2</text:span><text:span text:style-name="T36"> vezes</text:span> durante <text:span text:style-name="T37">30</text:span> dias ele será movido para glacier</text:p>
            </text:list-item>
          </text:list>
        </text:list-item>
        <text:list-item>
          <text:p text:style-name="P27"><text:span text:style-name="T38">Expiration action: </text:span>Remove objetos <text:span text:style-name="T34">que atendem a um critério definido pelo usuário</text:span></text:p>
        </text:list-item>
      </text:list>
      <text:h text:style-name="P5" text:outline-level="4"><text:soft-page-break/><text:span text:style-name="T23">Proteção de dados</text:span></text:h>
      <text:list text:style-name="L7">
        <text:list-item>
          <text:p text:style-name="P28"><text:span text:style-name="T38">Criptografia de dados</text:span>: Permite criptografar objetos antes, durante e após o envio. <text:span text:style-name="T24">Suporta client-side </text:span><text:span text:style-name="T31">(o client faz a criptografia)</text:span><text:span text:style-name="T24"> e server-side encryption </text:span><text:span text:style-name="T31">(AWS faz a criptografia)</text:span></text:p>
        </text:list-item>
        <text:list-item>
          <text:p text:style-name="P29"><text:span text:style-name="T38">Versionamento</text:span>: Permite manter várias versões de um mesmo objeto salvas. <text:span text:style-name="T25">As versões anteriores podem ser usadas como backup</text:span></text:p>
        </text:list-item>
        <text:list-item>
          <text:p text:style-name="P29"><text:span text:style-name="T38">Replicação cross-region:</text:span> <text:span text:style-name="T26">Permite r</text:span>eplicar objetos em múltiplas regiões AWS <text:span text:style-name="T26">de maneira automática, </text:span><text:span text:style-name="T27">precisa de versionamento habilitado.</text:span></text:p>
        </text:list-item>
        <text:list-item>
          <text:p text:style-name="P29"><text:span text:style-name="T38">Transfer aceleration</text:span>: <text:span text:style-name="T28">Permite </text:span><text:span text:style-name="T29">transferência</text:span><text:span text:style-name="T28"> </text:span><text:span text:style-name="T29">de</text:span><text:span text:style-name="T28"> longa </text:span><text:span text:style-name="T29">distância</text:span><text:span text:style-name="T28"> entre um client e um bucket </text:span><text:span text:style-name="T29">de maneira rápida e simples </text:span><text:span text:style-name="T30">usando Edge locations</text:span></text:p>
        </text:list-item>
        <text:list-item>
          <text:p text:style-name="P30"><text:span text:style-name="T38">Object lock:</text:span> Bloqueia a reescrita de objetos, o objeto só será escrito uma vez <text:span text:style-name="T32">e tentativas de reescrita serão negadas</text:span>. Modelo write-once-ready-many (WORM)</text:p>
          <text:list>
            <text:list-item>
              <text:p text:style-name="P31">Requer versionamento</text:p>
            </text:list-item>
          </text:list>
        </text:list-item>
      </text:list>
      <text:h text:style-name="Heading_20_4" text:outline-level="4">Web hosting</text:h>
      <text:list text:style-name="L8">
        <text:list-item>
          <text:p text:style-name="P32">Permite hostear sites com arquivos S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8T14:42:36.748000000</meta:creation-date>
    <meta:editing-duration>PT2H37M6S</meta:editing-duration>
    <meta:editing-cycles>107</meta:editing-cycles>
    <meta:generator>LibreOffice/7.5.1.2$Windows_X86_64 LibreOffice_project/fcbaee479e84c6cd81291587d2ee68cba099e129</meta:generator>
    <dc:title>default</dc:title>
    <dc:date>2024-08-27T20:25:20.256000000</dc:date>
    <meta:document-statistic meta:table-count="0" meta:image-count="0" meta:object-count="0" meta:page-count="3" meta:paragraph-count="54" meta:word-count="711" meta:character-count="4090" meta:non-whitespace-character-count="3470"/>
    <meta:template xlink:type="simple" xlink:actuate="onRequest" xlink:title="default" xlink:href="../../../../../Users/PC/AppData/Roaming/LibreOffice/4/user/template/default.ott" meta:date="2024-08-18T14:42:36.542000000"/>
  </office:meta>
</office:document-meta>
</file>